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Helvetica, Arial, sans-serif"/>
    <style:font-face style:name="OpenSans1" svg:font-family="OpenSans, Helvetica, Arial, sans-serif" style:font-family-generic="swiss"/>
    <style:font-face style:name="Liberation Mono" svg:font-family="'Liberation Mono'" style:font-family-generic="modern" style:font-pitch="fixed"/>
    <style:font-face style:name="Noto Mono" svg:font-family="'Noto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Preformatted_20_Text">
      <style:text-properties officeooo:rsid="000d5b8b" officeooo:paragraph-rsid="000d5b8b"/>
    </style:style>
    <style:style style:name="P2" style:family="paragraph" style:parent-style-name="Preformatted_20_Text">
      <style:text-properties fo:font-variant="normal" fo:text-transform="none" fo:color="#222222" style:font-name="OpenSans" fo:font-size="9.75pt" fo:letter-spacing="normal" fo:font-style="normal" style:text-underline-style="none" fo:font-weight="normal" officeooo:rsid="000d5b8b" officeooo:paragraph-rsid="000d5b8b"/>
    </style:style>
    <style:style style:name="P3" style:family="paragraph" style:parent-style-name="Preformatted_20_Text">
      <style:text-properties fo:font-variant="normal" fo:text-transform="none" fo:color="#222222" style:font-name="OpenSans" fo:font-size="9.75pt" fo:letter-spacing="normal" fo:font-style="normal" style:text-underline-style="solid" style:text-underline-width="auto" style:text-underline-color="font-color" fo:font-weight="normal" officeooo:rsid="000d5b8b" officeooo:paragraph-rsid="000d5b8b"/>
    </style:style>
    <style:style style:name="P4" style:family="paragraph" style:parent-style-name="Preformatted_20_Text">
      <style:text-properties fo:font-variant="normal" fo:text-transform="none" fo:color="#222222" style:font-name="OpenSans" fo:font-size="16pt" fo:letter-spacing="normal" fo:font-style="normal" style:text-underline-style="solid" style:text-underline-width="auto" style:text-underline-color="font-color" fo:font-weight="bold" officeooo:rsid="000d5b8b" officeooo:paragraph-rsid="00136088" style:font-size-asian="16pt" style:font-style-asian="normal" style:font-weight-asian="bold" style:font-size-complex="16pt" style:font-style-complex="normal" style:font-weight-complex="bold"/>
    </style:style>
    <style:style style:name="P5" style:family="paragraph" style:parent-style-name="Preformatted_20_Text">
      <style:text-properties fo:font-variant="normal" fo:text-transform="none" fo:color="#222222" style:font-name="OpenSans" fo:font-size="16pt" fo:letter-spacing="normal" fo:font-style="normal" style:text-underline-style="solid" style:text-underline-width="auto" style:text-underline-color="font-color" fo:font-weight="bold" officeooo:rsid="000d5b8b" officeooo:paragraph-rsid="0016f92f" style:font-size-asian="16pt" style:font-style-asian="normal" style:font-weight-asian="bold" style:font-size-complex="16pt" style:font-style-complex="normal" style:font-weight-complex="bold"/>
    </style:style>
    <style:style style:name="P6" style:family="paragraph" style:parent-style-name="Preformatted_20_Text">
      <style:text-properties fo:font-variant="normal" fo:text-transform="none" fo:color="#222222" style:font-name="OpenSans" fo:font-size="9.69999980926514pt" fo:letter-spacing="normal" fo:font-style="normal" style:text-underline-style="none" fo:font-weight="normal" officeooo:rsid="001379c4" officeooo:paragraph-rsid="001379c4" style:font-size-asian="8.44999980926514pt" style:font-style-asian="normal" style:font-weight-asian="normal" style:font-size-complex="9.69999980926514pt" style:font-style-complex="normal" style:font-weight-complex="normal"/>
    </style:style>
    <style:style style:name="P7" style:family="paragraph" style:parent-style-name="Preformatted_20_Text">
      <style:text-properties fo:font-variant="normal" fo:text-transform="none" fo:color="#222222" style:font-name="OpenSans" fo:font-size="9.69999980926514pt" fo:letter-spacing="normal" fo:font-style="normal" style:text-underline-style="none" fo:font-weight="normal" officeooo:rsid="001568f6" officeooo:paragraph-rsid="001568f6" style:font-size-asian="8.44999980926514pt" style:font-style-asian="normal" style:font-weight-asian="normal" style:font-size-complex="9.69999980926514pt" style:font-style-complex="normal" style:font-weight-complex="normal"/>
    </style:style>
    <style:style style:name="P8" style:family="paragraph" style:parent-style-name="Preformatted_20_Text">
      <style:text-properties fo:font-variant="normal" fo:text-transform="none" fo:color="#222222" style:font-name="Liberation Sans" fo:font-size="9.75pt" fo:letter-spacing="normal" fo:font-style="normal" fo:font-weight="normal" officeooo:rsid="000d5b8b" officeooo:paragraph-rsid="000d5b8b"/>
    </style:style>
    <style:style style:name="P9" style:family="paragraph" style:parent-style-name="Preformatted_20_Text">
      <style:text-properties fo:font-variant="normal" fo:text-transform="none" fo:color="#222222" style:font-name="Liberation Sans" fo:font-size="9.75pt" fo:letter-spacing="normal" fo:font-style="normal" fo:font-weight="normal" officeooo:rsid="000d5b8b" officeooo:paragraph-rsid="000f2ab8"/>
    </style:style>
    <style:style style:name="P10" style:family="paragraph" style:parent-style-name="Preformatted_20_Text">
      <style:text-properties fo:font-variant="normal" fo:text-transform="none" fo:color="#222222" style:font-name="Liberation Sans" fo:font-size="9.75pt" fo:letter-spacing="normal" fo:font-style="normal" fo:font-weight="normal" officeooo:rsid="000f2ab8" officeooo:paragraph-rsid="000f2ab8"/>
    </style:style>
    <style:style style:name="P11" style:family="paragraph" style:parent-style-name="Preformatted_20_Text">
      <style:text-properties fo:font-variant="normal" fo:text-transform="none" fo:color="#222222" style:font-name="Liberation Sans" fo:font-size="9.75pt" fo:letter-spacing="normal" fo:font-style="normal" fo:font-weight="normal" officeooo:rsid="0010c10b" officeooo:paragraph-rsid="0010c10b"/>
    </style:style>
    <style:style style:name="P12" style:family="paragraph" style:parent-style-name="Preformatted_20_Text">
      <style:text-properties fo:font-variant="normal" fo:text-transform="none" fo:color="#222222" style:font-name="Liberation Sans" fo:font-size="9.75pt" fo:letter-spacing="normal" fo:font-style="normal" style:text-underline-style="none" fo:font-weight="normal" officeooo:rsid="000d5b8b" officeooo:paragraph-rsid="000d5b8b"/>
    </style:style>
    <style:style style:name="P13" style:family="paragraph" style:parent-style-name="Preformatted_20_Text">
      <style:text-properties fo:font-variant="normal" fo:text-transform="none" fo:color="#222222" style:font-name="Liberation Sans" fo:font-size="9.75pt" fo:letter-spacing="normal" fo:font-style="normal" style:text-underline-style="none" fo:font-weight="normal" officeooo:rsid="000f2ab8" officeooo:paragraph-rsid="000f2ab8"/>
    </style:style>
    <style:style style:name="P14" style:family="paragraph" style:parent-style-name="Preformatted_20_Text">
      <style:text-properties fo:font-variant="normal" fo:text-transform="none" fo:color="#222222" style:font-name="Liberation Sans" fo:font-size="9.75pt" fo:letter-spacing="normal" fo:font-style="normal" style:text-underline-style="none" fo:font-weight="normal" officeooo:rsid="0010093b" officeooo:paragraph-rsid="0010093b"/>
    </style:style>
    <style:style style:name="P15" style:family="paragraph" style:parent-style-name="Preformatted_20_Text">
      <style:text-properties fo:font-variant="normal" fo:text-transform="none" fo:color="#222222" style:font-name="Liberation Sans" fo:font-size="9.69999980926514pt" fo:letter-spacing="normal" fo:font-style="normal" style:text-underline-style="none" fo:font-weight="normal" officeooo:rsid="001568f6" officeooo:paragraph-rsid="001568f6" style:font-size-asian="8.44999980926514pt" style:font-style-asian="normal" style:font-weight-asian="normal" style:font-size-complex="9.69999980926514pt" style:font-style-complex="normal" style:font-weight-complex="normal"/>
    </style:style>
    <style:style style:name="P16" style:family="paragraph" style:parent-style-name="Preformatted_20_Text">
      <style:text-properties fo:font-variant="normal" fo:text-transform="none" fo:color="#222222" style:font-name="Liberation Sans" fo:font-size="9.69999980926514pt" fo:letter-spacing="normal" fo:font-style="normal" style:text-underline-style="none" fo:font-weight="normal" officeooo:rsid="001a8990" officeooo:paragraph-rsid="001a8990" style:font-size-asian="8.44999980926514pt" style:font-style-asian="normal" style:font-weight-asian="normal" style:font-size-complex="9.69999980926514pt" style:font-style-complex="normal" style:font-weight-complex="normal"/>
    </style:style>
    <style:style style:name="P17" style:family="paragraph" style:parent-style-name="Preformatted_20_Text">
      <style:text-properties fo:font-variant="normal" fo:text-transform="none" fo:color="#222222" style:font-name="Liberation Sans" fo:font-size="9.69999980926514pt" fo:letter-spacing="normal" fo:font-style="normal" style:text-underline-style="none" fo:font-weight="normal" officeooo:rsid="001c7c73" officeooo:paragraph-rsid="001c7c73" style:font-size-asian="8.44999980926514pt" style:font-style-asian="normal" style:font-weight-asian="normal" style:font-size-complex="9.69999980926514pt" style:font-style-complex="normal" style:font-weight-complex="normal"/>
    </style:style>
    <style:style style:name="P18" style:family="paragraph" style:parent-style-name="Preformatted_20_Text">
      <style:text-properties fo:font-variant="normal" fo:text-transform="none" fo:color="#222222" style:font-name="Liberation Sans" fo:font-size="9.69999980926514pt" fo:letter-spacing="normal" fo:font-style="normal" style:text-underline-style="none" fo:font-weight="normal" officeooo:rsid="001c938b" officeooo:paragraph-rsid="001c938b" style:font-size-asian="8.44999980926514pt" style:font-style-asian="normal" style:font-weight-asian="normal" style:font-size-complex="9.69999980926514pt" style:font-style-complex="normal" style:font-weight-complex="normal"/>
    </style:style>
    <style:style style:name="P19" style:family="paragraph" style:parent-style-name="Preformatted_20_Text">
      <style:text-properties fo:font-variant="normal" fo:text-transform="none" fo:color="#222222" style:font-name="OpenSans1" fo:font-size="9.75pt" fo:letter-spacing="normal" fo:font-style="normal" fo:font-weight="normal" officeooo:rsid="000d5b8b" officeooo:paragraph-rsid="000d5b8b"/>
    </style:style>
    <style:style style:name="P20" style:family="paragraph" style:parent-style-name="Preformatted_20_Text">
      <style:text-properties fo:font-variant="normal" fo:text-transform="none" fo:color="#222222" style:font-name="OpenSans1" fo:font-size="9.75pt" fo:letter-spacing="normal" fo:font-style="normal" fo:font-weight="normal" officeooo:rsid="000f2ab8" officeooo:paragraph-rsid="000f2ab8"/>
    </style:style>
    <style:style style:name="P21" style:family="paragraph" style:parent-style-name="Preformatted_20_Text">
      <style:text-properties fo:font-variant="normal" fo:text-transform="none" fo:color="#222222" style:font-name="OpenSans1" fo:font-size="9.75pt" fo:letter-spacing="normal" fo:font-style="normal" fo:font-weight="normal" officeooo:rsid="0010c10b" officeooo:paragraph-rsid="0010c10b"/>
    </style:style>
    <style:style style:name="P22" style:family="paragraph" style:parent-style-name="Preformatted_20_Text">
      <style:text-properties fo:font-variant="normal" fo:text-transform="none" fo:color="#222222" style:font-name="OpenSans1" fo:font-size="9.75pt" fo:letter-spacing="normal" fo:font-style="normal" style:text-underline-style="none" fo:font-weight="normal" officeooo:rsid="000f2ab8" officeooo:paragraph-rsid="000f2ab8"/>
    </style:style>
    <style:style style:name="P23" style:family="paragraph" style:parent-style-name="Preformatted_20_Text">
      <style:text-properties fo:font-variant="normal" fo:text-transform="none" fo:color="#222222" style:font-name="OpenSans1" fo:font-size="9.75pt" fo:letter-spacing="normal" fo:font-style="normal" style:text-underline-style="none" fo:font-weight="normal" officeooo:rsid="0010093b" officeooo:paragraph-rsid="0010093b"/>
    </style:style>
    <style:style style:name="P24" style:family="paragraph" style:parent-style-name="Preformatted_20_Text">
      <style:text-properties fo:font-variant="normal" fo:text-transform="none" fo:color="#222222" style:font-name="OpenSans1" fo:font-size="9.75pt" fo:letter-spacing="normal" fo:font-style="normal" style:text-underline-style="solid" style:text-underline-width="auto" style:text-underline-color="font-color" fo:font-weight="normal" officeooo:rsid="000f2ab8" officeooo:paragraph-rsid="000f2ab8"/>
    </style:style>
    <style:style style:name="P25" style:family="paragraph" style:parent-style-name="Preformatted_20_Text">
      <style:text-properties fo:font-variant="normal" fo:text-transform="none" fo:color="#222222" style:font-name="OpenSans1" fo:font-size="9.69999980926514pt" fo:letter-spacing="normal" fo:font-style="normal" style:text-underline-style="none" fo:font-weight="normal" officeooo:rsid="001568f6" officeooo:paragraph-rsid="001568f6" style:font-size-asian="8.44999980926514pt" style:font-style-asian="normal" style:font-weight-asian="normal" style:font-size-complex="9.69999980926514pt" style:font-style-complex="normal" style:font-weight-complex="normal"/>
    </style:style>
    <style:style style:name="P26" style:family="paragraph" style:parent-style-name="Preformatted_20_Text">
      <style:text-properties fo:font-variant="normal" fo:text-transform="none" fo:color="#222222" style:font-name="OpenSans1" fo:font-size="9.69999980926514pt" fo:letter-spacing="normal" fo:font-style="normal" style:text-underline-style="none" fo:font-weight="normal" officeooo:rsid="0017ca1a" officeooo:paragraph-rsid="0017ca1a" style:font-size-asian="8.44999980926514pt" style:font-style-asian="normal" style:font-weight-asian="normal" style:font-size-complex="9.69999980926514pt" style:font-style-complex="normal" style:font-weight-complex="normal"/>
    </style:style>
    <style:style style:name="P27" style:family="paragraph" style:parent-style-name="Preformatted_20_Text">
      <style:text-properties fo:font-variant="normal" fo:text-transform="none" fo:color="#222222" style:font-name="OpenSans1" fo:font-size="9.69999980926514pt" fo:letter-spacing="normal" fo:font-style="normal" style:text-underline-style="none" fo:font-weight="normal" officeooo:rsid="001976b6" officeooo:paragraph-rsid="001976b6" style:font-size-asian="8.44999980926514pt" style:font-style-asian="normal" style:font-weight-asian="normal" style:font-size-complex="9.69999980926514pt" style:font-style-complex="normal" style:font-weight-complex="normal"/>
    </style:style>
    <style:style style:name="P28" style:family="paragraph" style:parent-style-name="Preformatted_20_Text">
      <style:text-properties fo:font-variant="normal" fo:text-transform="none" fo:color="#222222" style:font-name="OpenSans1" fo:font-size="9.69999980926514pt" fo:letter-spacing="normal" fo:font-style="normal" style:text-underline-style="none" fo:font-weight="normal" officeooo:rsid="001a8990" officeooo:paragraph-rsid="001a8990" style:font-size-asian="8.44999980926514pt" style:font-style-asian="normal" style:font-weight-asian="normal" style:font-size-complex="9.69999980926514pt" style:font-style-complex="normal" style:font-weight-complex="normal"/>
    </style:style>
    <style:style style:name="P29" style:family="paragraph" style:parent-style-name="Preformatted_20_Text">
      <style:text-properties fo:font-variant="normal" fo:text-transform="none" fo:color="#222222" style:font-name="OpenSans1" fo:font-size="9.69999980926514pt" fo:letter-spacing="normal" fo:font-style="normal" style:text-underline-style="none" fo:font-weight="normal" officeooo:rsid="001c7c73" officeooo:paragraph-rsid="001c7c73" style:font-size-asian="8.44999980926514pt" style:font-style-asian="normal" style:font-weight-asian="normal" style:font-size-complex="9.69999980926514pt" style:font-style-complex="normal" style:font-weight-complex="normal"/>
    </style:style>
    <style:style style:name="P30" style:family="paragraph" style:parent-style-name="Preformatted_20_Text">
      <style:text-properties fo:font-variant="normal" fo:text-transform="none" fo:color="#222222" style:font-name="OpenSans1" fo:font-size="9.69999980926514pt" fo:letter-spacing="normal" fo:font-style="normal" style:text-underline-style="none" fo:font-weight="normal" officeooo:rsid="001c938b" officeooo:paragraph-rsid="001c938b" style:font-size-asian="8.44999980926514pt" style:font-style-asian="normal" style:font-weight-asian="normal" style:font-size-complex="9.69999980926514pt" style:font-style-complex="normal" style:font-weight-complex="normal"/>
    </style:style>
    <style:style style:name="P31" style:family="paragraph" style:parent-style-name="Preformatted_20_Text">
      <style:text-properties fo:font-variant="normal" fo:text-transform="none" fo:color="#222222" style:font-name="OpenSans1" fo:font-size="9.69999980926514pt" fo:letter-spacing="normal" fo:font-style="normal" style:text-underline-style="none" fo:font-weight="normal" officeooo:rsid="001d0444" officeooo:paragraph-rsid="001d0444" style:font-size-asian="8.44999980926514pt" style:font-style-asian="normal" style:font-weight-asian="normal" style:font-size-complex="9.69999980926514pt" style:font-style-complex="normal" style:font-weight-complex="normal"/>
    </style:style>
    <style:style style:name="P32" style:family="paragraph" style:parent-style-name="Preformatted_20_Text">
      <style:text-properties fo:font-variant="normal" fo:text-transform="none" fo:color="#222222" style:font-name="OpenSans1" fo:font-size="9.69999980926514pt" fo:letter-spacing="normal" fo:font-style="normal" style:text-underline-style="solid" style:text-underline-width="auto" style:text-underline-color="font-color" fo:font-weight="bold" officeooo:rsid="001d0444" officeooo:paragraph-rsid="001d0444" style:font-size-asian="8.44999980926514pt" style:font-style-asian="normal" style:font-weight-asian="bold" style:font-size-complex="9.69999980926514pt" style:font-style-complex="normal" style:font-weight-complex="bold"/>
    </style:style>
    <style:style style:name="P33" style:family="paragraph" style:parent-style-name="Preformatted_20_Text">
      <style:text-properties fo:font-variant="normal" fo:text-transform="none" fo:color="#222222" style:font-name="OpenSans1" fo:font-size="9.69999980926514pt" fo:letter-spacing="normal" fo:font-style="normal" style:text-underline-style="solid" style:text-underline-width="auto" style:text-underline-color="font-color" fo:font-weight="bold" officeooo:rsid="001d0444" officeooo:paragraph-rsid="001ddbfd" style:font-size-asian="8.44999980926514pt" style:font-style-asian="normal" style:font-weight-asian="bold" style:font-size-complex="9.69999980926514pt" style:font-style-complex="normal" style:font-weight-complex="bold"/>
    </style:style>
    <style:style style:name="P34" style:family="paragraph" style:parent-style-name="Preformatted_20_Text">
      <style:text-properties fo:font-variant="normal" fo:text-transform="none" fo:color="#222222" style:font-name="OpenSans1" fo:font-size="9.69999980926514pt" fo:letter-spacing="normal" fo:font-style="normal" style:text-underline-style="solid" style:text-underline-width="auto" style:text-underline-color="font-color" fo:font-weight="bold" officeooo:rsid="001d0444" officeooo:paragraph-rsid="001e14f2" style:font-size-asian="8.44999980926514pt" style:font-style-asian="normal" style:font-weight-asian="bold" style:font-size-complex="9.69999980926514pt" style:font-style-complex="normal" style:font-weight-complex="bold"/>
    </style:style>
    <style:style style:name="P35" style:family="paragraph" style:parent-style-name="Preformatted_20_Text">
      <style:text-properties style:text-underline-style="solid" style:text-underline-width="auto" style:text-underline-color="font-color" officeooo:rsid="000d5b8b" officeooo:paragraph-rsid="000d5b8b"/>
    </style:style>
    <style:style style:name="P36" style:family="paragraph" style:parent-style-name="Preformatted_20_Text">
      <style:text-properties style:text-underline-style="none" officeooo:rsid="000d5b8b" officeooo:paragraph-rsid="000d5b8b"/>
    </style:style>
    <style:style style:name="P37" style:family="paragraph" style:parent-style-name="Preformatted_20_Text">
      <style:text-properties fo:font-size="54pt" officeooo:rsid="000d5b8b" officeooo:paragraph-rsid="000d5b8b" style:font-size-asian="54pt" style:font-size-complex="54pt"/>
    </style:style>
    <style:style style:name="P38" style:family="paragraph" style:parent-style-name="Preformatted_20_Text">
      <style:paragraph-properties fo:text-align="end" style:justify-single-word="false"/>
      <style:text-properties fo:font-size="28pt" officeooo:rsid="000d5b8b" officeooo:paragraph-rsid="000d5b8b" style:font-size-asian="28pt" style:font-size-complex="28pt"/>
    </style:style>
    <style:style style:name="P39" style:family="paragraph" style:parent-style-name="Preformatted_20_Text">
      <style:text-properties fo:font-size="28pt" style:text-underline-style="solid" style:text-underline-width="auto" style:text-underline-color="font-color" officeooo:rsid="000d5b8b" officeooo:paragraph-rsid="000d5b8b" style:font-size-asian="28pt" style:font-size-complex="28pt"/>
    </style:style>
    <style:style style:name="P40" style:family="paragraph" style:parent-style-name="Preformatted_20_Text">
      <style:text-properties fo:font-size="10pt" style:text-underline-style="none" officeooo:rsid="001e14f2" officeooo:paragraph-rsid="001e14f2" style:font-size-asian="10pt" style:font-size-complex="10pt"/>
    </style:style>
    <style:style style:name="P41" style:family="paragraph" style:parent-style-name="Preformatted_20_Text">
      <style:paragraph-properties fo:text-align="end" style:justify-single-word="false"/>
      <style:text-properties fo:font-size="28pt" officeooo:rsid="000d5b8b" officeooo:paragraph-rsid="000d5b8b" style:font-size-asian="28pt" style:font-size-complex="28pt"/>
    </style:style>
    <style:style style:name="P42" style:family="paragraph" style:parent-style-name="Preformatted_20_Text">
      <style:text-properties style:text-underline-style="solid" style:text-underline-width="auto" style:text-underline-color="font-color" officeooo:rsid="000d5b8b" officeooo:paragraph-rsid="000d5b8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f2ab8"/>
    </style:style>
    <style:style style:name="T4" style:family="text">
      <style:text-properties officeooo:rsid="001257d4"/>
    </style:style>
    <style:style style:name="T5" style:family="text">
      <style:text-properties officeooo:rsid="00136088"/>
    </style:style>
    <style:style style:name="T6" style:family="text">
      <style:text-properties officeooo:rsid="00191a3e"/>
    </style:style>
    <style:style style:name="T7" style:family="text">
      <style:text-properties style:font-name="Liberation Sans"/>
    </style:style>
    <style:style style:name="T8" style:family="text">
      <style:text-properties officeooo:rsid="001ddbfd"/>
    </style:style>
    <style:style style:name="T9" style:family="text">
      <style:text-properties fo:font-variant="normal" fo:text-transform="none" fo:color="#222222" style:font-name="OpenSans" fo:font-size="16pt" fo:letter-spacing="normal" fo:font-style="normal" fo:font-weight="bold" style:font-size-asian="16pt" style:font-style-asian="normal" style:font-weight-asian="bold" style:font-size-complex="16pt" style:font-style-complex="normal" style:font-weight-complex="bold"/>
    </style:style>
    <style:style style:name="T10" style:family="text">
      <style:text-properties officeooo:rsid="001f73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ISTEMAS CONCURRENTES Y DISTRIBUIDOS.</text:p>
      <text:p text:style-name="P1"/>
      <text:p text:style-name="P38"/>
      <text:p text:style-name="P38">Pablo Manresa Nebot.<text:tab/>2ºA2</text:p>
      <text:p text:style-name="P35"/>
      <text:p text:style-name="P39"/>
      <text:p text:style-name="P39"/>
      <text:p text:style-name="P39"/>
      <text:p text:style-name="P39"/>
      <text:p text:style-name="P39">Índice</text:p>
      <text:p text:style-name="P39"/>
      <text:p text:style-name="P40">Problema Productor-consumidor<text:tab/><text:tab/><text:tab/><text:tab/><text:tab/>……………………………………………… 1</text:p>
      <text:p text:style-name="P40">Problema filósofos con interbloqueo y solución <text:s text:c="6"/>……………………………………………… 5</text:p>
      <text:p text:style-name="P40">Problema filósofos con camarero <text:tab/><text:tab/><text:tab/><text:tab/>……………………………………………… <text:span text:style-name="T10">6</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text:soft-page-break/><text:span text:style-name="T9">Problema del productor- consumidor para múltiples productores y consumidores.</text:span></text:p>
      <text:p text:style-name="P2"/>
      <text:p text:style-name="P2">Uno de los principales cambios es añadir 5 consumidores y 4 productores.</text:p>
      <text:p text:style-name="P2"/>
      <text:p text:style-name="P2">Además, el número de procesos esperados es igual al número de consumidores por el número de productores más 1, siendo éste último para el proceso buffer.</text:p>
      <text:p text:style-name="P2"/>
      <text:p text:style-name="P2">También se ha añadido una etiqueta para los consumidores y otra para los productores, y de este modo diferenciar los mensajes por categorías.</text:p>
      <text:p text:style-name="P3"/>
      <text:p text:style-name="P2"/>
      <text:p text:style-name="P12">const int np = 4,</text:p>
      <text:p text:style-name="P8"><text:tab/><text:tab/> <text:s/>nc = 5;</text:p>
      <text:p text:style-name="P8"/>
      <text:p text:style-name="P8">const int etiq_productores = 1,</text:p>
      <text:p text:style-name="P8"><text:tab/><text:tab/> <text:s/>etiq_consumidores = 2;</text:p>
      <text:p text:style-name="P8"/>
      <text:p text:style-name="P8">const int</text:p>
      <text:p text:style-name="P8"><text:s text:c="3"/>id_buffer <text:s text:c="12"/>= 4 ,</text:p>
      <text:p text:style-name="P8"><text:s text:c="3"/>num_procesos_esperado = np+nc+1 ,</text:p>
      <text:p text:style-name="P8"><text:s text:c="3"/>num_items <text:s text:c="12"/>= np*nc,</text:p>
      <text:p text:style-name="P8"><text:s text:c="3"/>tam_vector <text:s text:c="11"/>= 10;</text:p>
      <text:p text:style-name="P8"/>
      <text:p text:style-name="P8"/>
      <text:p text:style-name="P8"/>
      <text:p text:style-name="P8"/>
      <text:p text:style-name="P19">Otro cambio es el número de iteraciones en las funciones productor y consumidor siendo el num_items entre el número de procesos destinados para dic<text:span text:style-name="T3">ha función.</text:span></text:p>
      <text:p text:style-name="P19"/>
      <text:p text:style-name="P8">void funcion_consumidor(int orden)<text:span text:style-name="T3">{</text:span></text:p>
      <text:p text:style-name="P10"><text:tab/>………………………….</text:p>
      <text:p text:style-name="P10"><text:tab/>for( unsigned int i=0 ; i &lt; num_items/nc; i++ )</text:p>
      <text:p text:style-name="P10"><text:tab/>………………………….</text:p>
      <text:p text:style-name="P10">}</text:p>
      <text:p text:style-name="P10"/>
      <text:p text:style-name="P9">void funcion_<text:span text:style-name="T3">productor</text:span>(int orden)<text:span text:style-name="T3">{</text:span></text:p>
      <text:p text:style-name="P10"><text:tab/>………………………….</text:p>
      <text:p text:style-name="P10"><text:tab/>for( unsigned int i=0 ; i &lt; num_items/np; i++ )</text:p>
      <text:p text:style-name="P10"><text:tab/>………………………….</text:p>
      <text:p text:style-name="P10">}</text:p>
      <text:p text:style-name="P10"/>
      <text:p text:style-name="P21">En las funciones consumidor y productor, se han añadido en cada Ssend sus respectivas etiquetas para que se envíe a las categorias <text:span text:style-name="T4">a las que pertenecen</text:span>.</text:p>
      <text:p text:style-name="P21"/>
      <text:p text:style-name="P11">void funcion_productor(int orden){</text:p>
      <text:p text:style-name="P11">……</text:p>
      <text:p text:style-name="P11">MPI_Ssend( &amp;valor_prod, 1, MPI_INT, id_buffer, etiq_productores, MPI_COMM_WORLD );</text:p>
      <text:p text:style-name="P11">}</text:p>
      <text:p text:style-name="P11"/>
      <text:p text:style-name="P11">void funcion_consumidor(int orden)</text:p>
      <text:p text:style-name="P11">……</text:p>
      <text:p text:style-name="P11">MPI_Ssend( &amp;peticion, <text:s/>1, MPI_INT, id_buffer, etiq_consumidores, MPI_COMM_WORLD);</text:p>
      <text:p text:style-name="P11">……</text:p>
      <text:p text:style-name="P11">}</text:p>
      <text:p text:style-name="P20"/>
      <text:p text:style-name="P20"/>
      <text:p text:style-name="P22">En cuanto a la función buffer, se ha añadido:</text:p>
      <text:p text:style-name="P22"><text:soft-page-break/></text:p>
      <text:p text:style-name="P13">if ( num_celdas_ocupadas == 0 ) <text:s text:c="14"/>// si buffer vacío</text:p>
      <text:p text:style-name="P13"><text:s text:c="9"/>id_emisor_aceptable = etiq_productores ; <text:s text:c="6"/>// $~~~$ solo prod.</text:p>
      <text:p text:style-name="P13"><text:s text:c="6"/>else if ( num_celdas_ocupadas == tam_vector ) // si buffer lleno</text:p>
      <text:p text:style-name="P13"><text:s text:c="9"/>id_emisor_aceptable = etiq_consumidores ; <text:s text:c="5"/>// $~~~$ solo cons.</text:p>
      <text:p text:style-name="P13"><text:s text:c="6"/>else <text:s text:c="41"/>// si no vacío ni lleno</text:p>
      <text:p text:style-name="P13"><text:s text:c="9"/>id_emisor_aceptable = MPI_ANY_SOURCE ; <text:s text:c="4"/>// $~~~$ cualquiera</text:p>
      <text:p text:style-name="P22"/>
      <text:p text:style-name="P22">Para seleccionar si se va a escoger la categoría de consumidores, productores o ambas.</text:p>
      <text:p text:style-name="P24"/>
      <text:p text:style-name="P22">El siguiente cambio consiste en:</text:p>
      <text:p text:style-name="P13">MPI_Recv( &amp;valor, 1, MPI_INT, MPI_ANY_SOURCE, id_emisor_aceptable, MPI_COMM_WORLD, &amp;estado );</text:p>
      <text:p text:style-name="P22">Que consta de añadir MPI_ANY_SOURCE para recibir de cualquier fuente y id_emisor_aceptable para que reciba de la etiqueta seleccionada anteriormente.</text:p>
      <text:p text:style-name="P22"/>
      <text:p text:style-name="P23">El siguiente cambio:</text:p>
      <text:p text:style-name="P23"/>
      <text:p text:style-name="P14">switch( estado.MPI_TAG ) // leer emisor del mensaje en metadatos</text:p>
      <text:p text:style-name="P14"/>
      <text:p text:style-name="P14">Para filtrar por etiqueta seleccionada:</text:p>
      <text:p text:style-name="P14"/>
      <text:p text:style-name="P14">case <text:span text:style-name="T1">etiq_productores</text:span>: // si ha sido el productor: insertar en buffer</text:p>
      <text:p text:style-name="P14"><text:s text:c="12"/>buffer[primera_libre] = valor ;</text:p>
      <text:p text:style-name="P14"><text:s text:c="12"/>primera_libre = (primera_libre+1) % tam_vector ;</text:p>
      <text:p text:style-name="P14"><text:s text:c="12"/>num_celdas_ocupadas++ ;</text:p>
      <text:p text:style-name="P14"><text:s text:c="12"/>cout &lt;&lt; "Buffer ha recibido valor " &lt;&lt; valor &lt;&lt; endl ;</text:p>
      <text:p text:style-name="P14"><text:s text:c="12"/>break;</text:p>
      <text:p text:style-name="P14"/>
      <text:p text:style-name="P14"><text:s text:c="9"/>case <text:span text:style-name="T1">etiq_consumidores</text:span>: // si ha sido el consumidor: extraer y enviarle</text:p>
      <text:p text:style-name="P14"><text:s text:c="12"/>valor = buffer[primera_ocupada] ;</text:p>
      <text:p text:style-name="P14"><text:s text:c="12"/>primera_ocupada = (primera_ocupada+1) % tam_vector ;</text:p>
      <text:p text:style-name="P14"><text:s text:c="12"/>num_celdas_ocupadas-- ;</text:p>
      <text:p text:style-name="P14"><text:s text:c="12"/>cout &lt;&lt; "Buffer va a enviar valor " &lt;&lt; valor &lt;&lt; endl ;</text:p>
      <text:p text:style-name="P14"><text:s text:c="12"/>MPI_Ssend( &amp;valor, 1, MPI_INT, estado.MPI_SOURCE, 0, MPI_COMM_WORLD);</text:p>
      <text:p text:style-name="P14"><text:s text:c="12"/>break;</text:p>
      <text:p text:style-name="P23"/>
      <text:p text:style-name="P23">y, MPI_Ssend( &amp;valor, 1, MPI_INT, estado.MPI_SOURCE, 0, MPI_COMM_WORLD);</text:p>
      <text:p text:style-name="P23">estado.MPI_SOURCE para seleccionar al emisor del mensaje.</text:p>
      <text:p text:style-name="P23"/>
      <text:p text:style-name="P23"/>
      <text:p text:style-name="P23">Finalmente, el main quedaría así:</text:p>
      <text:p text:style-name="P23"/>
      <text:p text:style-name="P14">if ( ( id_propio &gt;=0 ) &amp;&amp; ( id_propio &lt;= np-1 ) )</text:p>
      <text:p text:style-name="P14"><text:s text:c="9"/>funcion_productor(id_propio%np+1);</text:p>
      <text:p text:style-name="P14"><text:s text:c="6"/>else if ( id_propio == id_buffer )</text:p>
      <text:p text:style-name="P14"><text:s text:c="9"/>funcion_buffer();</text:p>
      <text:p text:style-name="P14"><text:s text:c="6"/>else</text:p>
      <text:p text:style-name="P14"><text:s text:c="9"/>funcion_consumidor(id_propio%nc+1);</text:p>
      <text:p text:style-name="P23"/>
      <text:p text:style-name="P23"/>
      <text:p text:style-name="P23">Si el valor está entre 0 y np-1 es un proceso productor, si es igual valor del identificador buffer es el proceso buffer, en otro caso, será para el proceso consumidor.</text:p>
      <text:p text:style-name="P23"/>
      <text:p text:style-name="P23"/>
      <text:p text:style-name="P23"/>
      <text:p text:style-name="P23"/>
      <text:p text:style-name="P23"/>
      <text:p text:style-name="P23"/>
      <text:p text:style-name="P23"/>
      <text:p text:style-name="P23"/>
      <text:p text:style-name="P34"><text:soft-page-break/>L<text:span text:style-name="T8">istado parcial de la</text:span> salida <text:span text:style-name="T8">del programa </text:span>sería:</text:p>
      <text:p text:style-name="P23"/>
      <text:p text:style-name="P23">Productor ha producido valor 6</text:p>
      <text:p text:style-name="P23">Productor va a enviar valor 6</text:p>
      <text:p text:style-name="P23">Buffer ha recibido valor 6</text:p>
      <text:p text:style-name="P23">Buffer va a enviar valor 6</text:p>
      <text:p text:style-name="P23">Consumidor ha recibido valor 6</text:p>
      <text:p text:style-name="P23">Productor ha producido valor 11</text:p>
      <text:p text:style-name="P23">Productor va a enviar valor 11</text:p>
      <text:p text:style-name="P23">Buffer ha recibido valor 11</text:p>
      <text:p text:style-name="P23">Buffer va a enviar valor 11</text:p>
      <text:p text:style-name="P23">Consumidor ha recibido valor 11</text:p>
      <text:p text:style-name="P23">Productor ha producido valor 16</text:p>
      <text:p text:style-name="P23">Productor va a enviar valor 16</text:p>
      <text:p text:style-name="P23">Buffer ha recibido valor 16</text:p>
      <text:p text:style-name="P23">Buffer va a enviar valor 16</text:p>
      <text:p text:style-name="P23">Consumidor ha recibido valor 16</text:p>
      <text:p text:style-name="P23">Productor ha producido valor 1</text:p>
      <text:p text:style-name="P23">Productor va a enviar valor 1</text:p>
      <text:p text:style-name="P23">Buffer ha recibido valor 1</text:p>
      <text:p text:style-name="P23">Buffer va a enviar valor 1</text:p>
      <text:p text:style-name="P23">Consumidor ha recibido valor 1</text:p>
      <text:p text:style-name="P23">Productor ha producido valor 12</text:p>
      <text:p text:style-name="P23">Productor va a enviar valor 12</text:p>
      <text:p text:style-name="P23">Buffer ha recibido valor 12</text:p>
      <text:p text:style-name="P23">Buffer va a enviar valor 12</text:p>
      <text:p text:style-name="P23">Consumidor ha recibido valor 12</text:p>
      <text:p text:style-name="P23">Productor ha producido valor 7</text:p>
      <text:p text:style-name="P23">Productor va a enviar valor 7</text:p>
      <text:p text:style-name="P23">Buffer ha recibido valor 7</text:p>
      <text:p text:style-name="P23">Productor ha producido valor 8</text:p>
      <text:p text:style-name="P23">Productor va a enviar valor 8</text:p>
      <text:p text:style-name="P23">Buffer ha recibido valor 8</text:p>
      <text:p text:style-name="P23">Productor ha producido valor 9</text:p>
      <text:p text:style-name="P23">Productor va a enviar valor 9</text:p>
      <text:p text:style-name="P23">Buffer ha recibido valor 9</text:p>
      <text:p text:style-name="P23">Productor ha producido valor 17</text:p>
      <text:p text:style-name="P23">Productor va a enviar valor 17</text:p>
      <text:p text:style-name="P23">Buffer ha recibido valor 17</text:p>
      <text:p text:style-name="P23">Productor ha producido valor 2</text:p>
      <text:p text:style-name="P23">Productor va a enviar valor 2</text:p>
      <text:p text:style-name="P23">Buffer ha recibido valor 2</text:p>
      <text:p text:style-name="P23">Productor ha producido valor 13</text:p>
      <text:p text:style-name="P23">Productor va a enviar valor 13</text:p>
      <text:p text:style-name="P23">Buffer ha recibido valor 13</text:p>
      <text:p text:style-name="P23">Consumidor ha consumido valor 6</text:p>
      <text:p text:style-name="P23">Consumidor ha recibido valor 7</text:p>
      <text:p text:style-name="P23">Buffer va a enviar valor 7</text:p>
      <text:p text:style-name="P23">Productor ha producido valor 18</text:p>
      <text:p text:style-name="P23">Productor va a enviar valor 18</text:p>
      <text:p text:style-name="P23">Buffer ha recibido valor 18</text:p>
      <text:p text:style-name="P23">Productor ha producido valor 3</text:p>
      <text:p text:style-name="P23">Productor va a enviar valor 3</text:p>
      <text:p text:style-name="P23">Buffer ha recibido valor 3</text:p>
      <text:p text:style-name="P23">Productor ha producido valor 14</text:p>
      <text:p text:style-name="P23">Productor va a enviar valor 14</text:p>
      <text:p text:style-name="P23">Buffer ha recibido valor 14</text:p>
      <text:p text:style-name="P23">Consumidor ha consumido valor 1</text:p>
      <text:p text:style-name="P23">Consumidor ha recibido valor 8</text:p>
      <text:p text:style-name="P23"><text:soft-page-break/>Buffer va a enviar valor 8</text:p>
      <text:p text:style-name="P23">Productor ha producido valor 10</text:p>
      <text:p text:style-name="P23">Productor va a enviar valor 10</text:p>
      <text:p text:style-name="P23">Buffer ha recibido valor 10</text:p>
      <text:p text:style-name="P23">Consumidor ha consumido valor 11</text:p>
      <text:p text:style-name="P23">Consumidor ha recibido valor 9</text:p>
      <text:p text:style-name="P23">Buffer va a enviar valor 9</text:p>
      <text:p text:style-name="P23">Productor ha producido valor 4</text:p>
      <text:p text:style-name="P23">Productor va a enviar valor 4</text:p>
      <text:p text:style-name="P23">Buffer ha recibido valor 4</text:p>
      <text:p text:style-name="P23">Consumidor ha consumido valor 16</text:p>
      <text:p text:style-name="P23">Consumidor ha recibido valor 17</text:p>
      <text:p text:style-name="P23">Buffer va a enviar valor 17</text:p>
      <text:p text:style-name="P23">Productor ha producido valor 15</text:p>
      <text:p text:style-name="P23">Productor va a enviar valor 15</text:p>
      <text:p text:style-name="P23"/>
      <text:p text:style-name="P23"/>
      <text:p text:style-name="P23"/>
      <text:p text:style-name="P23"/>
      <text:p text:style-name="P4">Problema de <text:span text:style-name="T5">los filósofos con interbloqueo y su solución</text:span>.</text:p>
      <text:p text:style-name="P4"/>
      <text:p text:style-name="P6">Puesto que, cada filósofo intenta coger primero el tenedor de la izquierda, puede ocurrir que, al inicio, cada filósofo coja primero dicho tenedor. En consecuencia, todos los filósofos quedarán bloqueado, debido a que, ninguno podrá empezar a comer con un sólo tenedor, por lo que, nunca se liberarán.</text:p>
      <text:p text:style-name="P6"/>
      <text:p text:style-name="P7">La <text:span text:style-name="T2">solución</text:span> <text:span text:style-name="T2">propuesta</text:span> es la siguiente consiste en hacer que uno de los filósofos, solicite los tenedores al contrario, es decir, si el id del primero es igual a 0, entonces solicita primero el de la derecha, en otro caso, solicitará el de la izquierda.</text:p>
      <text:p text:style-name="P7"/>
      <text:p text:style-name="P7"/>
      <text:p text:style-name="P15">if(id == 0){</text:p>
      <text:p text:style-name="P15"><text:tab/><text:tab/>cout &lt;&lt;"Filósofo " &lt;&lt;id &lt;&lt;" solicita ten. der." &lt;&lt;id_ten_der &lt;&lt;endl;</text:p>
      <text:p text:style-name="P15"><text:tab/><text:tab/>// ... solicitar tenedor derecho (completar)</text:p>
      <text:p text:style-name="P15"><text:tab/><text:tab/>MPI_Ssend(NULL, 0, MPI_INT, id_ten_der, etiq_solicitar_tenedor, MPI_COMM_WORLD);</text:p>
      <text:p text:style-name="P15"><text:tab/><text:tab/></text:p>
      <text:p text:style-name="P15"><text:tab/><text:tab/>cout &lt;&lt;"Filósofo " &lt;&lt;id &lt;&lt; " solicita ten. izq." &lt;&lt;id_ten_izq &lt;&lt;endl;</text:p>
      <text:p text:style-name="P15"><text:tab/><text:tab/>// ... solicitar tenedor izquierdo (completar)</text:p>
      <text:p text:style-name="P15"><text:tab/><text:tab/>MPI_Ssend(NULL, 0, MPI_INT, id_ten_izq, etiq_solicitar_tenedor, MPI_COMM_WORLD);<text:tab/></text:p>
      <text:p text:style-name="P15"><text:tab/>}</text:p>
      <text:p text:style-name="P15"><text:tab/>else<text:tab/>{</text:p>
      <text:p text:style-name="P15"><text:tab/><text:tab/>cout &lt;&lt;"Filósofo " &lt;&lt;id &lt;&lt; " solicita ten. izq." &lt;&lt;id_ten_izq &lt;&lt;endl;</text:p>
      <text:p text:style-name="P15"><text:tab/><text:tab/>// ... solicitar tenedor izquierdo (completar)</text:p>
      <text:p text:style-name="P15"><text:tab/><text:tab/>MPI_Ssend(NULL, 0, MPI_INT, id_ten_izq, etiq_solicitar_tenedor, MPI_COMM_WORLD);</text:p>
      <text:p text:style-name="P15"/>
      <text:p text:style-name="P15"><text:tab/><text:tab/>cout &lt;&lt;"Filósofo " &lt;&lt;id &lt;&lt;" solicita ten. der." &lt;&lt;id_ten_der &lt;&lt;endl;</text:p>
      <text:p text:style-name="P15"><text:tab/><text:tab/>// ... solicitar tenedor derecho (completar)</text:p>
      <text:p text:style-name="P15"><text:tab/><text:tab/>MPI_Ssend(NULL, 0, MPI_INT, id_ten_der, etiq_solicitar_tenedor, MPI_COMM_WORLD);</text:p>
      <text:p text:style-name="P15">}</text:p>
      <text:p text:style-name="P15"/>
      <text:p text:style-name="P33">L<text:span text:style-name="T8">istado parcial de la</text:span> salida <text:span text:style-name="T8">del programa </text:span>sería:</text:p>
      <text:p text:style-name="P31"/>
      <text:p text:style-name="P25">Filósofo 0 solicita ten. der.9</text:p>
      <text:p text:style-name="P25">Filósofo 6 solicita ten. izq.7</text:p>
      <text:p text:style-name="P25">Filósofo 6 solicita ten. der.5</text:p>
      <text:p text:style-name="P25">Ten. 9 ha sido cogido por filo. 0</text:p>
      <text:p text:style-name="P25">Filósofo 0 solicita ten. izq.1</text:p>
      <text:p text:style-name="P25">Filósofo 4 solicita ten. izq.5</text:p>
      <text:p text:style-name="P25"><text:soft-page-break/>Ten. 7 ha sido cogido por filo. 6</text:p>
      <text:p text:style-name="P25">Filósofo 8 solicita ten. izq.9</text:p>
      <text:p text:style-name="P25">Filósofo 6 comienza a comer</text:p>
      <text:p text:style-name="P25">Ten. 5 ha sido cogido por filo. 6</text:p>
      <text:p text:style-name="P25">Filósofo 2 solicita ten. izq.3</text:p>
      <text:p text:style-name="P25">Filósofo 0 comienza a comer</text:p>
      <text:p text:style-name="P25">Ten. 1 ha sido cogido por filo. 0</text:p>
      <text:p text:style-name="P25">Filósofo 2 solicita ten. der.1</text:p>
      <text:p text:style-name="P25">Ten. 3 ha sido cogido por filo. 2</text:p>
      <text:p text:style-name="P25">Ten. 5 ha sido liberado por filo. 6</text:p>
      <text:p text:style-name="P25">Ten. 5 ha sido cogido por filo. 4</text:p>
      <text:p text:style-name="P25">Filósofo 6 suelta ten. izq. 7</text:p>
      <text:p text:style-name="P25">Filósofo 6 suelta ten. der. 5</text:p>
      <text:p text:style-name="P25">Filosofo 6 comienza a pensar</text:p>
      <text:p text:style-name="P25">Filósofo 4 solicita ten. der.3</text:p>
      <text:p text:style-name="P25">Ten. 7 ha sido liberado por filo. 6</text:p>
      <text:p text:style-name="P25">Filósofo 0 suelta ten. izq. 1</text:p>
      <text:p text:style-name="P25">Filósofo 0 suelta ten. der. 9</text:p>
      <text:p text:style-name="P25">Filosofo 0 comienza a pensar</text:p>
      <text:p text:style-name="P25">Filósofo 2 comienza a comer</text:p>
      <text:p text:style-name="P25">Ten. 1 ha sido liberado por filo. 0</text:p>
      <text:p text:style-name="P25">Ten. 1 ha sido cogido por filo. 2</text:p>
      <text:p text:style-name="P25">Ten. 9 ha sido liberado por filo. 0</text:p>
      <text:p text:style-name="P25">Ten. 9 ha sido cogido por filo. 8</text:p>
      <text:p text:style-name="P25">Filósofo 8 solicita ten. der.7</text:p>
      <text:p text:style-name="P25">Filósofo 8 comienza a comer</text:p>
      <text:p text:style-name="P25">Ten. 7 ha sido cogido por filo. 8</text:p>
      <text:p text:style-name="P25">Filósofo 6 solicita ten. izq.7</text:p>
      <text:p text:style-name="P25">Filósofo 0 solicita ten. der.9</text:p>
      <text:p text:style-name="P25">Ten. 3 ha sido liberado por filo. 2</text:p>
      <text:p text:style-name="P25">Ten. 3 ha sido cogido por filo. 4</text:p>
      <text:p text:style-name="P25"/>
      <text:p text:style-name="P25"/>
      <text:p text:style-name="P25"/>
      <text:p text:style-name="P5">Problema de <text:span text:style-name="T5">los filósofos con un camarero</text:span>.</text:p>
      <text:p text:style-name="P5"/>
      <text:p text:style-name="P26">Para resolver el problema de sentarse y levantarse, se ha utilizado lo siguiente:</text:p>
      <text:p text:style-name="P26"/>
      <text:p text:style-name="P26">a) Para solicitar sentarse</text:p>
      <text:p text:style-name="P26">MPI_Ssend(NULL, 0, MPI_INT, id_camarero, etiq_sentarse, MPI_COMM_WORLD);</text:p>
      <text:p text:style-name="P26"><text:s text:c="3"/><text:span text:style-name="T6">Para sentarse</text:span></text:p>
      <text:p text:style-name="P26">MPI_Recv(NULL, 0, MPI_INT, id_camarero, etiq_sentarse, MPI_COMM_WORLD, &amp;estado);</text:p>
      <text:p text:style-name="P26"/>
      <text:p text:style-name="P26"/>
      <text:p text:style-name="P26">b) Para solicitar levantarse</text:p>
      <text:p text:style-name="P26">MPI_Ssend(NULL, 0, MPI_INT, id_camarero, etiq_levantarse, MPI_COMM_WORLD);</text:p>
      <text:p text:style-name="P26"/>
      <text:p text:style-name="P26"/>
      <text:p text:style-name="P27">Como se ha podido observar, se han creado dos etiquetas más, una para los mensajes de la categoria “sentarse” y otra pa los de categoria “levantarse”.</text:p>
      <text:p text:style-name="P27"/>
      <text:p text:style-name="P28">Finalmente, para la función camarero se ha hecho lo siguiente:</text:p>
      <text:p text:style-name="P28"/>
      <text:p text:style-name="P28"/>
      <text:p text:style-name="P28"/>
      <text:p text:style-name="P28"/>
      <text:p text:style-name="P28"/>
      <text:p text:style-name="P16">int filo_sentados = 0;</text:p>
      <text:p text:style-name="P16"><text:soft-page-break/><text:tab/>MPI_Status estado ; <text:s text:c="6"/>// metadatos de las dos recepciones</text:p>
      <text:p text:style-name="P16"><text:tab/>int etiq_valida;</text:p>
      <text:p text:style-name="P16"><text:tab/>int id_filosofo;</text:p>
      <text:p text:style-name="P16"/>
      <text:p text:style-name="P16">while(true){</text:p>
      <text:p text:style-name="P16"><text:tab/><text:tab/>if(filo_sentados &lt; 4){</text:p>
      <text:p text:style-name="P16"><text:tab/><text:tab/><text:tab/>etiq_valida = MPI_ANY_TAG;</text:p>
      <text:p text:style-name="P16"><text:tab/><text:tab/>}<text:tab/>else<text:tab/>{</text:p>
      <text:p text:style-name="P16"><text:tab/><text:tab/><text:tab/>etiq_valida = etiq_levantarse;</text:p>
      <text:p text:style-name="P16"><text:tab/><text:tab/>}</text:p>
      <text:p text:style-name="P16"><text:tab/><text:tab/></text:p>
      <text:p text:style-name="P16"><text:tab/><text:tab/>MPI_Recv(NULL, 0, MPI_INT, MPI_ANY_SOURCE, etiq_valida, MPI_COMM_WORLD, &amp;estado);<text:tab/><text:tab/></text:p>
      <text:p text:style-name="P16"><text:tab/><text:tab/></text:p>
      <text:p text:style-name="P16"><text:tab/><text:tab/>id_filosofo = estado.MPI_SOURCE;</text:p>
      <text:p text:style-name="P16"><text:tab/><text:tab/></text:p>
      <text:p text:style-name="P16"><text:tab/><text:tab/>if(estado.MPI_TAG == etiq_levantarse){</text:p>
      <text:p text:style-name="P16"><text:tab/><text:tab/><text:tab/>filo_sentados--;</text:p>
      <text:p text:style-name="P16"><text:tab/><text:tab/><text:tab/>cout &lt;&lt; "El camarero levanta al filosofo " &lt;&lt; id_filosofo &lt;&lt; " y hay " &lt;&lt; filo_sentados &lt;&lt; " filosofos sentados" &lt;&lt; endl;</text:p>
      <text:p text:style-name="P16"><text:tab/><text:tab/>}</text:p>
      <text:p text:style-name="P16"><text:tab/><text:tab/>else if(estado.MPI_TAG == etiq_sentarse){</text:p>
      <text:p text:style-name="P16"><text:tab/><text:tab/><text:tab/>filo_sentados++;</text:p>
      <text:p text:style-name="P16"><text:tab/><text:tab/><text:tab/>MPI_Ssend(NULL, 0, MPI_INT, id_filosofo, etiq_sentarse, MPI_COMM_WORLD);</text:p>
      <text:p text:style-name="P16"><text:tab/><text:tab/><text:tab/>cout &lt;&lt; "El camarero da el turno al filosofo " &lt;&lt; id_filosofo &lt;&lt; " y hay " &lt;&lt; filo_sentados &lt;&lt; " filosofos sentados" &lt;&lt; endl;</text:p>
      <text:p text:style-name="P16"><text:tab/><text:tab/>}</text:p>
      <text:p text:style-name="P16"><text:tab/>}</text:p>
      <text:p text:style-name="P28"/>
      <text:p text:style-name="P28"/>
      <text:p text:style-name="P29">Finalmente, el main se ha hecho de la siguiente manera, si es par es un filósofo, si es impar un tenedor:</text:p>
      <text:p text:style-name="P29"/>
      <text:p text:style-name="P17">if(id_propio == id_camarero)</text:p>
      <text:p text:style-name="P17"><text:s text:c="3"/><text:tab/><text:tab/>funcion_camarero();</text:p>
      <text:p text:style-name="P17"><text:s text:c="3"/><text:tab/><text:tab/>else{</text:p>
      <text:p text:style-name="P17"><text:tab/><text:tab/> <text:s/>// ejecutar la función correspondiente a 'id_propio'</text:p>
      <text:p text:style-name="P17"><text:tab/><text:tab/> <text:s/>if ( id_propio % 2 == 0 ) <text:s text:c="9"/>// si es par</text:p>
      <text:p text:style-name="P17"><text:tab/><text:tab/> <text:s text:c="4"/>funcion_filosofos( id_propio ); // <text:s text:c="2"/>es un filósofo</text:p>
      <text:p text:style-name="P17"><text:tab/><text:tab/> <text:s/>else <text:s text:c="30"/>// si es impar</text:p>
      <text:p text:style-name="P17"><text:tab/><text:tab/> <text:s text:c="4"/>funcion_tenedores( id_propio ); // <text:s text:c="2"/>es un tenedor</text:p>
      <text:p text:style-name="P17"><text:tab/><text:tab/> }</text:p>
      <text:p text:style-name="P17"><text:s text:c="3"/>}</text:p>
      <text:p text:style-name="P29"/>
      <text:p text:style-name="P29"/>
      <text:p text:style-name="P30">Para <text:span text:style-name="T7">id_camarero = num_procesos-1;</text:span></text:p>
      <text:p text:style-name="P18">num_procesos = 2*num_filosofos+1,</text:p>
      <text:p text:style-name="P18"/>
      <text:p text:style-name="P32">L<text:span text:style-name="T8">istado parcial de la</text:span> salida <text:span text:style-name="T8">del programa </text:span>sería:</text:p>
      <text:p text:style-name="P18"/>
      <text:p text:style-name="P18">El filosofo 0solicita sentarse </text:p>
      <text:p text:style-name="P18">El filosofo 8solicita sentarse </text:p>
      <text:p text:style-name="P18">El filosofo 2solicita sentarse </text:p>
      <text:p text:style-name="P18">El filosofo 0 puede sentarse </text:p>
      <text:p text:style-name="P18">Filósofo 0 solicita ten. izq.1</text:p>
      <text:p text:style-name="P18">El filosofo 6solicita sentarse </text:p>
      <text:p text:style-name="P18">El camarero da el turno al filosofo 0 y hay 1 filosofos sentados</text:p>
      <text:p text:style-name="P18">Filósofo 0 solicita ten. der.10</text:p>
      <text:p text:style-name="P18">Ten. 1 ha sido cogido por filo. 0</text:p>
      <text:p text:style-name="P18">El filosofo 8 puede sentarse </text:p>
      <text:p text:style-name="P18">Filósofo 8 solicita ten. izq.9</text:p>
      <text:p text:style-name="P18"><text:soft-page-break/>Filósofo 8 solicita ten. der.7</text:p>
      <text:p text:style-name="P18">Ten. 3 ha sido cogido por filo. 2</text:p>
      <text:p text:style-name="P18">El filosofo 4solicita sentarse </text:p>
      <text:p text:style-name="P18">El camarero da el turno al filosofo 2 y hay 2 filosofos sentados</text:p>
      <text:p text:style-name="P18">El camarero da el turno al filosofo 6 y hay 3 filosofos sentados</text:p>
      <text:p text:style-name="P18">El camarero da el turno al filosofo 8 y hay 4 filosofos sentados</text:p>
      <text:p text:style-name="P18">Ten. 7 ha sido cogido por filo. 6</text:p>
      <text:p text:style-name="P18">El filosofo 2 puede sentarse </text:p>
      <text:p text:style-name="P18">Filósofo 2 solicita ten. izq.3</text:p>
      <text:p text:style-name="P18">Filósofo 2 solicita ten. der.1</text:p>
      <text:p text:style-name="P18">El filosofo 6 puede sentarse </text:p>
      <text:p text:style-name="P18">Filósofo 6 solicita ten. izq.7</text:p>
      <text:p text:style-name="P18">Filósofo 6 solicita ten. der.5</text:p>
      <text:p text:style-name="P18">Filósofo 6 comienza a comer</text:p>
      <text:p text:style-name="P18">Ten. 5 ha sido cogido por filo. 6</text:p>
      <text:p text:style-name="P18">Ten. 9 ha sido cogido por filo. 8</text:p>
      <text:p text:style-name="P18">Filósofo 8 comienza a comer</text:p>
      <text:p text:style-name="P18">Filósofo 6 suelta ten. izq. 7</text:p>
      <text:p text:style-name="P18">Filósofo 6 suelta ten. der. 5</text:p>
      <text:p text:style-name="P18">Filosofo 6 comienza a pensar</text:p>
      <text:p text:style-name="P18">El filosofo 4 puede sentarse </text:p>
      <text:p text:style-name="P18">Filósofo 4 solicita ten. izq.5</text:p>
      <text:p text:style-name="P18">El camarero levanta al filosofo 6 y hay 3 filosofos sentados</text:p>
      <text:p text:style-name="P18">El camarero da el turno al filosofo 4 y hay 4 filosofos sentados</text:p>
      <text:p text:style-name="P18">Ten. 7 ha sido liberado por filo. 6</text:p>
      <text:p text:style-name="P18">Ten. 7 ha sido cogido por filo. 8</text:p>
      <text:p text:style-name="P18">Ten. 5 ha sido liberado por filo. 6</text:p>
      <text:p text:style-name="P18">Ten. 5 ha sido cogido por filo. 4</text:p>
      <text:p text:style-name="P18">Filósofo 0 comienza a comer</text:p>
      <text:p text:style-name="P18">Filósofo 4 solicita ten. der.3</text:p>
      <text:p text:style-name="P18">Ten. 9 ha sido liberado por filo. 8</text:p>
      <text:p text:style-name="P18">Filósofo 8 suelta ten. izq. 9</text:p>
      <text:p text:style-name="P18">Filósofo 8 suelta ten. der. 7</text:p>
      <text:p text:style-name="P18">Filosofo 8 comienza a pensar</text:p>
      <text:p text:style-name="P18">El camarero levanta al filosofo 8 y hay 3 filosofos sentados</text:p>
      <text:p text:style-name="P18">Ten. 7 ha sido liberado por filo. 8</text:p>
      <text:p text:style-name="P18">Ten. 1 ha sido liberado por filo. 0</text:p>
      <text:p text:style-name="P18">Ten. 1 ha sido cogido por filo. 2</text:p>
      <text:p text:style-name="P18">Filósofo 0 suelta ten. izq. 1</text:p>
      <text:p text:style-name="P18">Filósofo 0 suelta ten. der. 10</text:p>
      <text:p text:style-name="P18">Filosofo 0 comienza a pensar</text:p>
      <text:p text:style-name="P18">El camarero levanta al filosofo 0 y hay 2 filosofos sentados</text:p>
      <text:p text:style-name="P18">Filósofo 2 comienza a comer</text:p>
      <text:p text:style-name="P18">Ten. 7 ha sido cogido por filo. 6</text:p>
      <text:p text:style-name="P18">El filosofo 6solicita sentarse </text:p>
      <text:p text:style-name="P18">El filosofo 6 puede sentarse </text:p>
      <text:p text:style-name="P18">Filósofo 6 solicita ten. izq.7</text:p>
      <text:p text:style-name="P18">Filósofo 6 solicita ten. der.5</text:p>
      <text:p text:style-name="P18">El camarero da el turno al filosofo 6 y hay 3 filosofos sentados</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Helvetica, Arial, sans-serif"/>
    <style:font-face style:name="OpenSans1" svg:font-family="OpenSans, Helvetica, Arial, sans-serif" style:font-family-generic="swiss"/>
    <style:font-face style:name="Liberation Mono" svg:font-family="'Liberation Mono'" style:font-family-generic="modern" style:font-pitch="fixed"/>
    <style:font-face style:name="Noto Mono" svg:font-family="'Noto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Mono" style:font-family-asian="'Noto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10T14:37:35.198516721</dc:date>
    <meta:editing-duration>PT1H5S</meta:editing-duration>
    <meta:editing-cycles>20</meta:editing-cycles>
    <meta:generator>LibreOffice/6.0.7.3.0$Linux_X86_64 LibreOffice_project/00m0$Build-3</meta:generator>
    <meta:document-statistic meta:table-count="0" meta:image-count="0" meta:object-count="0" meta:page-count="8" meta:paragraph-count="317" meta:word-count="2036" meta:character-count="12748" meta:non-whitespace-character-count="10475"/>
  </office:meta>
</office:document-meta>
</file>